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359753278205435616"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68186046098404103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236385511824672923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60624740894322137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2025562522549590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56492153238963339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60052456300120342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18502703167864150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667176" text:continue-list="list60052456300120342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7460386711031269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6326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6084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652981"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649223"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49372"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908711776960225742"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01002042866380803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57824506730565213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650478"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523696303688927654"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743182438927138354"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448119209009278562" text:style-name="L15">
        <text:list-item>
          <text:list>
            <text:list-header>
              <text:p text:style-name="P170">1.5 miles averaging about 9:40/mile and rest 1 min</text:p>
            </text:list-header>
          </text:list>
        </text:list-item>
      </text:list>
      <text:p text:style-name="P23">1 mile in 8:26 and rest 2 min</text:p>
      <text:list xml:id="list663262612273661495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19616279565641108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656629"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247051891759195071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27872368069434842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36380675311006685"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651077" text:continue-list="list7278723680694348424" text:style-name="L19">
        <text:list-item>
          <text:list>
            <text:list-header>
              <text:p text:style-name="P174">(Pace*HR)=1240</text:p>
            </text:list-header>
          </text:list>
        </text:list-item>
      </text:list>
      <text:list xml:id="list39654537" text:continue-list="list2470518917591950710" text:style-name="L18">
        <text:list-item>
          <text:list>
            <text:list-header>
              <text:p text:style-name="P173">2 miles at 10:46/mile Ave HR= 121 bpm and rest a few minutes</text:p>
            </text:list-header>
          </text:list>
        </text:list-item>
      </text:list>
      <text:list xml:id="list39656723" text:continue-list="list3965107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67715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89117784792853729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57965693036646479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945706819410373893"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8748372271538742077"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21464553696891052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3452063809913609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652163"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67628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88444182165861449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974677405819156113"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914815743928312297"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10"><text:span text:style-name="T2">Last ¼ mile in 2:11 or 8:44/mile pace.</text:span></text:p>
      <text:p text:style-name="P10">Warm down:<text:span text:style-name="T2"> ¼ mile jog</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898826939408065534"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01T19:41:50.49</dc:date>
    <dc:creator>James Lombardi</dc:creator>
    <meta:editing-duration>P19DT20H42M48S</meta:editing-duration>
    <meta:editing-cycles>1579</meta:editing-cycles>
    <meta:generator>OpenOffice/4.1.2$Win32 OpenOffice.org_project/412m3$Build-9782</meta:generator>
    <meta:document-statistic meta:table-count="0" meta:image-count="9" meta:object-count="0" meta:page-count="163" meta:paragraph-count="4669" meta:word-count="50839" meta:character-count="260846"/>
  </office:meta>
</office:document-meta>
</file>